
<file path=META-INF/manifest.xml><?xml version="1.0" encoding="utf-8"?>
<mn:manifest xmlns:mn="urn:oasis:names:tc:opendocument:xmlns:manifest:1.0" mn:version="1.2">
  <mn:file-entry mn:media-type="application/vnd.oasis.opendocument.spreadsheet" mn:full-path="/"/>
  <mn:file-entry mn:media-type="text/xml" mn:full-path="meta.xml"/>
  <mn:file-entry mn:media-type="text/xml" mn:full-path="styles.xml"/>
  <mn:file-entry mn:media-type="text/xml" mn:full-path="content.xml"/>
</mn:manifest>
</file>

<file path=content.xml><?xml version="1.0" encoding="utf-8"?>
<odf:document-content xmlns:odf="urn:oasis:names:tc:opendocument:xmlns:office:1.0" xmlns:tb="urn:oasis:names:tc:opendocument:xmlns:table:1.0" xmlns:of="urn:oasis:names:tc:opendocument:xmlns:of:1.2" odf:version="1.2">
  <odf:body>
    <odf:spreadsheet>
      <tb:label-ranges>
        <tb:label-range tb:label-cell-range-address=".A1:.I2" tb:data-cell-range-address=".A3:.I11" tb:orientation="column"/>
        <tb:label-range tb:label-cell-range-address=".A13:.A24" tb:data-cell-range-address=".B13:.I24" tb:orientation="row"/>
      </tb:label-ranges>
      <tb:table tb:style-name="table" tb:name="Nature homepage">
        <tb:table-header-columns>
          <tb:table-column tb:style-name="label-column"/>
        </tb:table-header-columns>
        <tb:table-columns>
          <tb:table-column tb:number-columns-repeated="8" tb:style-name="value-column"/>
        </tb:table-columns>
        <tb:table-header-rows>
          <tb:table-row tb:style-name="row">
            <tb:table-cell/>
            <tb:table-cell tb:number-columns-spanned="4" tb:style-name="label-cell" odf:value-type="string" odf:string-value="First view"/>
            <tb:covered-table-cell tb:number-columns-repeated="3"/>
            <tb:table-cell tb:number-columns-spanned="4" tb:style-name="label-cell" odf:value-type="string" odf:string-value="Repeat view"/>
            <tb:covered-table-cell tb:number-columns-repeated="3"/>
          </tb:table-row>
          <tb:table-row tb:style-name="row">
            <tb:table-cell tb:style-name="label-cell" odf:value-type="string" odf:string-value="Run"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</tb:table-row>
        </tb:table-header-rows>
        <tb:table-rows>
          <tb:table-row tb:style-name="row">
            <tb:table-cell tb:style-name="value-cell" odf:value-type="string" odf:string-value="150107_1Y_JH9/1"/>
            <tb:table-cell tb:style-name="value-cell" odf:value-type="float" odf:value="187"/>
            <tb:table-cell tb:style-name="value-cell" odf:value-type="float" odf:value="1691"/>
            <tb:table-cell tb:style-name="value-cell" odf:value-type="float" odf:value="2369"/>
            <tb:table-cell tb:style-name="value-cell" odf:value-type="float" odf:value="1700"/>
            <tb:table-cell tb:style-name="value-cell" odf:value-type="float" odf:value="1460"/>
            <tb:table-cell tb:style-name="value-cell" odf:value-type="float" odf:value="1992"/>
            <tb:table-cell tb:style-name="value-cell" odf:value-type="float" odf:value="2982"/>
            <tb:table-cell tb:style-name="value-cell" odf:value-type="float" odf:value="2014"/>
          </tb:table-row>
          <tb:table-row tb:style-name="row">
            <tb:table-cell tb:style-name="value-cell" odf:value-type="string" odf:string-value="150107_1Y_JH9/2"/>
            <tb:table-cell tb:style-name="value-cell" odf:value-type="float" odf:value="1400"/>
            <tb:table-cell tb:style-name="value-cell" odf:value-type="float" odf:value="291"/>
            <tb:table-cell tb:style-name="value-cell" odf:value-type="float" odf:value="1191"/>
            <tb:table-cell tb:style-name="value-cell" odf:value-type="float" odf:value="2305"/>
            <tb:table-cell tb:style-name="value-cell" odf:value-type="float" odf:value="1221"/>
            <tb:table-cell tb:style-name="value-cell" odf:value-type="float" odf:value="230"/>
            <tb:table-cell tb:style-name="value-cell" odf:value-type="float" odf:value="1394"/>
            <tb:table-cell tb:style-name="value-cell" odf:value-type="float" odf:value="2101"/>
          </tb:table-row>
          <tb:table-row tb:style-name="row">
            <tb:table-cell tb:style-name="value-cell" odf:value-type="string" odf:string-value="150107_1Y_JH9/3"/>
            <tb:table-cell tb:style-name="value-cell" odf:value-type="float" odf:value="2594"/>
            <tb:table-cell tb:style-name="value-cell" odf:value-type="float" odf:value="827"/>
            <tb:table-cell tb:style-name="value-cell" odf:value-type="float" odf:value="237"/>
            <tb:table-cell tb:style-name="value-cell" odf:value-type="float" odf:value="1194"/>
            <tb:table-cell tb:style-name="value-cell" odf:value-type="float" odf:value="2232"/>
            <tb:table-cell tb:style-name="value-cell" odf:value-type="float" odf:value="1200"/>
            <tb:table-cell tb:style-name="value-cell" odf:value-type="float" odf:value="188"/>
            <tb:table-cell tb:style-name="value-cell" odf:value-type="float" odf:value="792"/>
          </tb:table-row>
          <tb:table-row tb:style-name="row">
            <tb:table-cell tb:style-name="value-cell" odf:value-type="string" odf:string-value="150107_1Y_JH9/4"/>
            <tb:table-cell tb:style-name="value-cell" odf:value-type="float" odf:value="495"/>
            <tb:table-cell tb:style-name="value-cell" odf:value-type="float" odf:value="1488"/>
            <tb:table-cell tb:style-name="value-cell" odf:value-type="float" odf:value="530"/>
            <tb:table-cell tb:style-name="value-cell" odf:value-type="float" odf:value="203"/>
            <tb:table-cell tb:style-name="value-cell" odf:value-type="float" odf:value="895"/>
            <tb:table-cell tb:style-name="value-cell" odf:value-type="float" odf:value="1699"/>
            <tb:table-cell tb:style-name="value-cell" odf:value-type="float" odf:value="914"/>
            <tb:table-cell tb:style-name="value-cell" odf:value-type="float" odf:value="147"/>
          </tb:table-row>
          <tb:table-row tb:style-name="row">
            <tb:table-cell tb:style-name="value-cell" odf:value-type="string" odf:string-value="150107_1Y_JH9/5"/>
            <tb:table-cell tb:style-name="value-cell" odf:value-type="float" odf:value="201"/>
            <tb:table-cell tb:style-name="value-cell" odf:value-type="float" odf:value="395"/>
            <tb:table-cell tb:style-name="value-cell" odf:value-type="float" odf:value="1765"/>
            <tb:table-cell tb:style-name="value-cell" odf:value-type="float" odf:value="528"/>
            <tb:table-cell tb:style-name="value-cell" odf:value-type="float" odf:value="216"/>
            <tb:table-cell tb:style-name="value-cell" odf:value-type="float" odf:value="1195"/>
            <tb:table-cell tb:style-name="value-cell" odf:value-type="float" odf:value="2158"/>
            <tb:table-cell tb:style-name="value-cell" odf:value-type="float" odf:value="1200"/>
          </tb:table-row>
          <tb:table-row tb:style-name="row">
            <tb:table-cell tb:style-name="value-cell" odf:value-type="string" odf:string-value="150107_1Y_JH9/6"/>
            <tb:table-cell tb:style-name="value-cell" odf:value-type="float" odf:value="1000"/>
            <tb:table-cell tb:style-name="value-cell" odf:value-type="float" odf:value="111"/>
            <tb:table-cell tb:style-name="value-cell" odf:value-type="float" odf:value="393"/>
            <tb:table-cell tb:style-name="value-cell" odf:value-type="float" odf:value="1460"/>
            <tb:table-cell tb:style-name="value-cell" odf:value-type="float" odf:value="430"/>
            <tb:table-cell tb:style-name="value-cell" odf:value-type="float" odf:value="237"/>
            <tb:table-cell tb:style-name="value-cell" odf:value-type="float" odf:value="992"/>
            <tb:table-cell tb:style-name="value-cell" odf:value-type="float" odf:value="1723"/>
          </tb:table-row>
          <tb:table-row tb:style-name="row">
            <tb:table-cell tb:style-name="value-cell" odf:value-type="string" odf:string-value="150107_1Y_JH9/7"/>
            <tb:table-cell tb:style-name="value-cell" odf:value-type="float" odf:value="2025"/>
            <tb:table-cell tb:style-name="value-cell" odf:value-type="float" odf:value="1107"/>
            <tb:table-cell tb:style-name="value-cell" odf:value-type="float" odf:value="208"/>
            <tb:table-cell tb:style-name="value-cell" odf:value-type="float" odf:value="695"/>
            <tb:table-cell tb:style-name="value-cell" odf:value-type="float" odf:value="1693"/>
            <tb:table-cell tb:style-name="value-cell" odf:value-type="float" odf:value="727"/>
            <tb:table-cell tb:style-name="value-cell" odf:value-type="float" odf:value="169"/>
            <tb:table-cell tb:style-name="value-cell" odf:value-type="float" odf:value="1092"/>
          </tb:table-row>
          <tb:table-row tb:style-name="row">
            <tb:table-cell tb:style-name="value-cell" odf:value-type="string" odf:string-value="150107_1Y_JH9/8"/>
            <tb:table-cell tb:style-name="value-cell" odf:value-type="float" odf:value="1194"/>
            <tb:table-cell tb:style-name="value-cell" odf:value-type="float" odf:value="1956"/>
            <tb:table-cell tb:style-name="value-cell" odf:value-type="float" odf:value="1200"/>
            <tb:table-cell tb:style-name="value-cell" odf:value-type="float" odf:value="170"/>
            <tb:table-cell tb:style-name="value-cell" odf:value-type="float" odf:value="695"/>
            <tb:table-cell tb:style-name="value-cell" odf:value-type="float" odf:value="1851"/>
            <tb:table-cell tb:style-name="value-cell" odf:value-type="float" odf:value="714"/>
            <tb:table-cell tb:style-name="value-cell" odf:value-type="float" odf:value="137"/>
          </tb:table-row>
          <tb:table-row tb:style-name="row">
            <tb:table-cell tb:style-name="value-cell" odf:value-type="string" odf:string-value="150107_1Y_JH9/9"/>
            <tb:table-cell tb:style-name="value-cell" odf:value-type="float" odf:value="180"/>
            <tb:table-cell tb:style-name="value-cell" odf:value-type="float" odf:value="1091"/>
            <tb:table-cell tb:style-name="value-cell" odf:value-type="float" odf:value="2092"/>
            <tb:table-cell tb:style-name="value-cell" odf:value-type="float" odf:value="1121"/>
            <tb:table-cell tb:style-name="value-cell" odf:value-type="float" odf:value="129"/>
            <tb:table-cell tb:style-name="value-cell" odf:value-type="float" odf:value="692"/>
            <tb:table-cell tb:style-name="value-cell" odf:value-type="float" odf:value="1659"/>
            <tb:table-cell tb:style-name="value-cell" odf:value-type="float" odf:value="700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11])"/>
            <tb:table-cell tb:style-name="value-cell" tb:formula="of:=MAX([.C3:.C11])"/>
            <tb:table-cell tb:style-name="value-cell" tb:formula="of:=MAX([.D3:.D11])"/>
            <tb:table-cell tb:style-name="value-cell" tb:formula="of:=MAX([.E3:.E11])"/>
            <tb:table-cell tb:style-name="value-cell" tb:formula="of:=MAX([.F3:.F11])"/>
            <tb:table-cell tb:style-name="value-cell" tb:formula="of:=MAX([.G3:.G11])"/>
            <tb:table-cell tb:style-name="value-cell" tb:formula="of:=MAX([.H3:.H11])"/>
            <tb:table-cell tb:style-name="value-cell" tb:formula="of:=MAX([.I3:.I11])"/>
          </tb:table-row>
          <tb:table-row tb:style-name="row">
            <tb:table-cell tb:style-name="value-cell" odf:value-type="string" odf:string-value="LOWER"/>
            <tb:table-cell tb:style-name="value-cell" tb:formula="of:=MIN([.B3:.B11])"/>
            <tb:table-cell tb:style-name="value-cell" tb:formula="of:=MIN([.C3:.C11])"/>
            <tb:table-cell tb:style-name="value-cell" tb:formula="of:=MIN([.D3:.D11])"/>
            <tb:table-cell tb:style-name="value-cell" tb:formula="of:=MIN([.E3:.E11])"/>
            <tb:table-cell tb:style-name="value-cell" tb:formula="of:=MIN([.F3:.F11])"/>
            <tb:table-cell tb:style-name="value-cell" tb:formula="of:=MIN([.G3:.G11])"/>
            <tb:table-cell tb:style-name="value-cell" tb:formula="of:=MIN([.H3:.H11])"/>
            <tb:table-cell tb:style-name="value-cell" tb:formula="of:=MIN([.I3:.I11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11];0.9)"/>
            <tb:table-cell tb:style-name="value-cell" tb:formula="of:=PERCENTILE([.C3:.C11];0.9)"/>
            <tb:table-cell tb:style-name="value-cell" tb:formula="of:=PERCENTILE([.D3:.D11];0.9)"/>
            <tb:table-cell tb:style-name="value-cell" tb:formula="of:=PERCENTILE([.E3:.E11];0.9)"/>
            <tb:table-cell tb:style-name="value-cell" tb:formula="of:=PERCENTILE([.F3:.F11];0.9)"/>
            <tb:table-cell tb:style-name="value-cell" tb:formula="of:=PERCENTILE([.G3:.G11];0.9)"/>
            <tb:table-cell tb:style-name="value-cell" tb:formula="of:=PERCENTILE([.H3:.H11];0.9)"/>
            <tb:table-cell tb:style-name="value-cell" tb:formula="of:=PERCENTILE([.I3:.I11];0.9)"/>
          </tb:table-row>
          <tb:table-row tb:style-name="row">
            <tb:table-cell tb:style-name="value-cell" odf:value-type="string" odf:string-value="10th PCT"/>
            <tb:table-cell tb:style-name="value-cell" tb:formula="of:=PERCENTILE([.B3:.B11];0.1)"/>
            <tb:table-cell tb:style-name="value-cell" tb:formula="of:=PERCENTILE([.C3:.C11];0.1)"/>
            <tb:table-cell tb:style-name="value-cell" tb:formula="of:=PERCENTILE([.D3:.D11];0.1)"/>
            <tb:table-cell tb:style-name="value-cell" tb:formula="of:=PERCENTILE([.E3:.E11];0.1)"/>
            <tb:table-cell tb:style-name="value-cell" tb:formula="of:=PERCENTILE([.F3:.F11];0.1)"/>
            <tb:table-cell tb:style-name="value-cell" tb:formula="of:=PERCENTILE([.G3:.G11];0.1)"/>
            <tb:table-cell tb:style-name="value-cell" tb:formula="of:=PERCENTILE([.H3:.H11];0.1)"/>
            <tb:table-cell tb:style-name="value-cell" tb:formula="of:=PERCENTILE([.I3:.I11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11])"/>
            <tb:table-cell tb:style-name="value-cell" tb:formula="of:=AVERAGE([.C3:.C11])"/>
            <tb:table-cell tb:style-name="value-cell" tb:formula="of:=AVERAGE([.D3:.D11])"/>
            <tb:table-cell tb:style-name="value-cell" tb:formula="of:=AVERAGE([.E3:.E11])"/>
            <tb:table-cell tb:style-name="value-cell" tb:formula="of:=AVERAGE([.F3:.F11])"/>
            <tb:table-cell tb:style-name="value-cell" tb:formula="of:=AVERAGE([.G3:.G11])"/>
            <tb:table-cell tb:style-name="value-cell" tb:formula="of:=AVERAGE([.H3:.H11])"/>
            <tb:table-cell tb:style-name="value-cell" tb:formula="of:=AVERAGE([.I3:.I11])"/>
          </tb:table-row>
          <tb:table-row tb:style-name="row">
            <tb:table-cell tb:style-name="value-cell" odf:value-type="string" odf:string-value="STDEV"/>
            <tb:table-cell tb:style-name="value-cell" tb:formula="of:=STDEV([.B3:.B11])"/>
            <tb:table-cell tb:style-name="value-cell" tb:formula="of:=STDEV([.C3:.C11])"/>
            <tb:table-cell tb:style-name="value-cell" tb:formula="of:=STDEV([.D3:.D11])"/>
            <tb:table-cell tb:style-name="value-cell" tb:formula="of:=STDEV([.E3:.E11])"/>
            <tb:table-cell tb:style-name="value-cell" tb:formula="of:=STDEV([.F3:.F11])"/>
            <tb:table-cell tb:style-name="value-cell" tb:formula="of:=STDEV([.G3:.G11])"/>
            <tb:table-cell tb:style-name="value-cell" tb:formula="of:=STDEV([.H3:.H11])"/>
            <tb:table-cell tb:style-name="value-cell" tb:formula="of:=STDEV([.I3:.I11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11])"/>
            <tb:table-cell tb:style-name="value-cell" tb:formula="of:=MEDIAN([.C3:.C11])"/>
            <tb:table-cell tb:style-name="value-cell" tb:formula="of:=MEDIAN([.D3:.D11])"/>
            <tb:table-cell tb:style-name="value-cell" tb:formula="of:=MEDIAN([.E3:.E11])"/>
            <tb:table-cell tb:style-name="value-cell" tb:formula="of:=MEDIAN([.F3:.F11])"/>
            <tb:table-cell tb:style-name="value-cell" tb:formula="of:=MEDIAN([.G3:.G11])"/>
            <tb:table-cell tb:style-name="value-cell" tb:formula="of:=MEDIAN([.H3:.H11])"/>
            <tb:table-cell tb:style-name="value-cell" tb:formula="of:=MEDIAN([.I3:.I11])"/>
          </tb:table-row>
        </tb:table-rows>
      </tb:table>
      <tb:table tb:style-name="table" tb:name="Nature article">
        <tb:table-header-columns>
          <tb:table-column tb:style-name="label-column"/>
        </tb:table-header-columns>
        <tb:table-columns>
          <tb:table-column tb:number-columns-repeated="8" tb:style-name="value-column"/>
        </tb:table-columns>
        <tb:table-header-rows>
          <tb:table-row tb:style-name="row">
            <tb:table-cell/>
            <tb:table-cell tb:number-columns-spanned="4" tb:style-name="label-cell" odf:value-type="string" odf:string-value="First view"/>
            <tb:covered-table-cell tb:number-columns-repeated="3"/>
            <tb:table-cell tb:number-columns-spanned="4" tb:style-name="label-cell" odf:value-type="string" odf:string-value="Repeat view"/>
            <tb:covered-table-cell tb:number-columns-repeated="3"/>
          </tb:table-row>
          <tb:table-row tb:style-name="row">
            <tb:table-cell tb:style-name="label-cell" odf:value-type="string" odf:string-value="Run"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</tb:table-row>
        </tb:table-header-rows>
        <tb:table-rows>
          <tb:table-row tb:style-name="row">
            <tb:table-cell tb:style-name="value-cell" odf:value-type="string" odf:string-value="150107_Z2_JHB/1"/>
            <tb:table-cell tb:style-name="value-cell" odf:value-type="float" odf:value="740"/>
            <tb:table-cell tb:style-name="value-cell" odf:value-type="float" odf:value="1892"/>
            <tb:table-cell tb:style-name="value-cell" odf:value-type="float" odf:value="3076"/>
            <tb:table-cell tb:style-name="value-cell" odf:value-type="float" odf:value="2112"/>
            <tb:table-cell tb:style-name="value-cell" odf:value-type="float" odf:value="481"/>
            <tb:table-cell tb:style-name="value-cell" odf:value-type="float" odf:value="1194"/>
            <tb:table-cell tb:style-name="value-cell" odf:value-type="float" odf:value="1991"/>
            <tb:table-cell tb:style-name="value-cell" odf:value-type="float" odf:value="1579"/>
          </tb:table-row>
          <tb:table-row tb:style-name="row">
            <tb:table-cell tb:style-name="value-cell" odf:value-type="string" odf:string-value="150107_Z2_JHB/2"/>
            <tb:table-cell tb:style-name="value-cell" odf:value-type="float" odf:value="1588"/>
            <tb:table-cell tb:style-name="value-cell" odf:value-type="float" odf:value="480"/>
            <tb:table-cell tb:style-name="value-cell" odf:value-type="float" odf:value="1489"/>
            <tb:table-cell tb:style-name="value-cell" odf:value-type="float" odf:value="2905"/>
            <tb:table-cell tb:style-name="value-cell" odf:value-type="float" odf:value="1702"/>
            <tb:table-cell tb:style-name="value-cell" odf:value-type="float" odf:value="476"/>
            <tb:table-cell tb:style-name="value-cell" odf:value-type="float" odf:value="1388"/>
            <tb:table-cell tb:style-name="value-cell" odf:value-type="float" odf:value="2222"/>
          </tb:table-row>
          <tb:table-row tb:style-name="row">
            <tb:table-cell tb:style-name="value-cell" odf:value-type="string" odf:string-value="150107_Z2_JHB/3"/>
            <tb:table-cell tb:style-name="value-cell" odf:value-type="float" odf:value="1955"/>
            <tb:table-cell tb:style-name="value-cell" odf:value-type="float" odf:value="1059"/>
            <tb:table-cell tb:style-name="value-cell" odf:value-type="float" odf:value="456"/>
            <tb:table-cell tb:style-name="value-cell" odf:value-type="float" odf:value="1294"/>
            <tb:table-cell tb:style-name="value-cell" odf:value-type="float" odf:value="2591"/>
            <tb:table-cell tb:style-name="value-cell" odf:value-type="float" odf:value="1492"/>
            <tb:table-cell tb:style-name="value-cell" odf:value-type="float" odf:value="56"/>
            <tb:table-cell tb:style-name="value-cell" odf:value-type="float" odf:value="895"/>
          </tb:table-row>
          <tb:table-row tb:style-name="row">
            <tb:table-cell tb:style-name="value-cell" odf:value-type="string" odf:string-value="150107_Z2_JHB/4"/>
            <tb:table-cell tb:style-name="value-cell" odf:value-type="float" odf:value="1194"/>
            <tb:table-cell tb:style-name="value-cell" odf:value-type="float" odf:value="1920"/>
            <tb:table-cell tb:style-name="value-cell" odf:value-type="float" odf:value="1658"/>
            <tb:table-cell tb:style-name="value-cell" odf:value-type="float" odf:value="748"/>
            <tb:table-cell tb:style-name="value-cell" odf:value-type="float" odf:value="1794"/>
            <tb:table-cell tb:style-name="value-cell" odf:value-type="float" odf:value="2837"/>
            <tb:table-cell tb:style-name="value-cell" odf:value-type="float" odf:value="1868"/>
            <tb:table-cell tb:style-name="value-cell" odf:value-type="float" odf:value="458"/>
          </tb:table-row>
          <tb:table-row tb:style-name="row">
            <tb:table-cell tb:style-name="value-cell" odf:value-type="string" odf:string-value="150107_Z2_JHB/5"/>
            <tb:table-cell tb:style-name="value-cell" odf:value-type="float" odf:value="483"/>
            <tb:table-cell tb:style-name="value-cell" odf:value-type="float" odf:value="993"/>
            <tb:table-cell tb:style-name="value-cell" odf:value-type="float" odf:value="1710"/>
            <tb:table-cell tb:style-name="value-cell" odf:value-type="float" odf:value="1176"/>
            <tb:table-cell tb:style-name="value-cell" odf:value-type="float" odf:value="491"/>
            <tb:table-cell tb:style-name="value-cell" odf:value-type="float" odf:value="1392"/>
            <tb:table-cell tb:style-name="value-cell" odf:value-type="float" odf:value="2752"/>
            <tb:table-cell tb:style-name="value-cell" odf:value-type="float" odf:value="1592"/>
          </tb:table-row>
          <tb:table-row tb:style-name="row">
            <tb:table-cell tb:style-name="value-cell" odf:value-type="string" odf:string-value="150107_Z2_JHB/6"/>
            <tb:table-cell tb:style-name="value-cell" odf:value-type="float" odf:value="1680"/>
            <tb:table-cell tb:style-name="value-cell" odf:value-type="float" odf:value="567"/>
            <tb:table-cell tb:style-name="value-cell" odf:value-type="float" odf:value="1394"/>
            <tb:table-cell tb:style-name="value-cell" odf:value-type="float" odf:value="1941"/>
            <tb:table-cell tb:style-name="value-cell" odf:value-type="float" odf:value="1500"/>
            <tb:table-cell tb:style-name="value-cell" odf:value-type="float" odf:value="618"/>
            <tb:table-cell tb:style-name="value-cell" odf:value-type="float" odf:value="1394"/>
            <tb:table-cell tb:style-name="value-cell" odf:value-type="float" odf:value="2821"/>
          </tb:table-row>
          <tb:table-row tb:style-name="row">
            <tb:table-cell tb:style-name="value-cell" odf:value-type="string" odf:string-value="150107_Z2_JHB/7"/>
            <tb:table-cell tb:style-name="value-cell" odf:value-type="float" odf:value="3092"/>
            <tb:table-cell tb:style-name="value-cell" odf:value-type="float" odf:value="2034"/>
            <tb:table-cell tb:style-name="value-cell" odf:value-type="float" odf:value="696"/>
            <tb:table-cell tb:style-name="value-cell" odf:value-type="float" odf:value="1891"/>
            <tb:table-cell tb:style-name="value-cell" odf:value-type="float" odf:value="2055"/>
            <tb:table-cell tb:style-name="value-cell" odf:value-type="float" odf:value="1988"/>
            <tb:table-cell tb:style-name="value-cell" odf:value-type="float" odf:value="540"/>
            <tb:table-cell tb:style-name="value-cell" odf:value-type="float" odf:value="1789"/>
          </tb:table-row>
          <tb:table-row tb:style-name="row">
            <tb:table-cell tb:style-name="value-cell" odf:value-type="string" odf:string-value="150107_Z2_JHB/8"/>
            <tb:table-cell tb:style-name="value-cell" odf:value-type="float" odf:value="1792"/>
            <tb:table-cell tb:style-name="value-cell" odf:value-type="float" odf:value="2982"/>
            <tb:table-cell tb:style-name="value-cell" odf:value-type="float" odf:value="2003"/>
            <tb:table-cell tb:style-name="value-cell" odf:value-type="float" odf:value="532"/>
            <tb:table-cell tb:style-name="value-cell" odf:value-type="float" odf:value="1289"/>
            <tb:table-cell tb:style-name="value-cell" odf:value-type="float" odf:value="2102"/>
            <tb:table-cell tb:style-name="value-cell" odf:value-type="float" odf:value="1498"/>
            <tb:table-cell tb:style-name="value-cell" odf:value-type="float" odf:value="487"/>
          </tb:table-row>
          <tb:table-row tb:style-name="row">
            <tb:table-cell tb:style-name="value-cell" odf:value-type="string" odf:string-value="150107_Z2_JHB/9"/>
            <tb:table-cell tb:style-name="value-cell" odf:value-type="float" odf:value="615"/>
            <tb:table-cell tb:style-name="value-cell" odf:value-type="float" odf:value="2086"/>
            <tb:table-cell tb:style-name="value-cell" odf:value-type="float" odf:value="2919"/>
            <tb:table-cell tb:style-name="value-cell" odf:value-type="float" odf:value="2256"/>
            <tb:table-cell tb:style-name="value-cell" odf:value-type="float" odf:value="692"/>
            <tb:table-cell tb:style-name="value-cell" odf:value-type="float" odf:value="1392"/>
            <tb:table-cell tb:style-name="value-cell" odf:value-type="float" odf:value="2431"/>
            <tb:table-cell tb:style-name="value-cell" odf:value-type="float" odf:value="1584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11])"/>
            <tb:table-cell tb:style-name="value-cell" tb:formula="of:=MAX([.C3:.C11])"/>
            <tb:table-cell tb:style-name="value-cell" tb:formula="of:=MAX([.D3:.D11])"/>
            <tb:table-cell tb:style-name="value-cell" tb:formula="of:=MAX([.E3:.E11])"/>
            <tb:table-cell tb:style-name="value-cell" tb:formula="of:=MAX([.F3:.F11])"/>
            <tb:table-cell tb:style-name="value-cell" tb:formula="of:=MAX([.G3:.G11])"/>
            <tb:table-cell tb:style-name="value-cell" tb:formula="of:=MAX([.H3:.H11])"/>
            <tb:table-cell tb:style-name="value-cell" tb:formula="of:=MAX([.I3:.I11])"/>
          </tb:table-row>
          <tb:table-row tb:style-name="row">
            <tb:table-cell tb:style-name="value-cell" odf:value-type="string" odf:string-value="LOWER"/>
            <tb:table-cell tb:style-name="value-cell" tb:formula="of:=MIN([.B3:.B11])"/>
            <tb:table-cell tb:style-name="value-cell" tb:formula="of:=MIN([.C3:.C11])"/>
            <tb:table-cell tb:style-name="value-cell" tb:formula="of:=MIN([.D3:.D11])"/>
            <tb:table-cell tb:style-name="value-cell" tb:formula="of:=MIN([.E3:.E11])"/>
            <tb:table-cell tb:style-name="value-cell" tb:formula="of:=MIN([.F3:.F11])"/>
            <tb:table-cell tb:style-name="value-cell" tb:formula="of:=MIN([.G3:.G11])"/>
            <tb:table-cell tb:style-name="value-cell" tb:formula="of:=MIN([.H3:.H11])"/>
            <tb:table-cell tb:style-name="value-cell" tb:formula="of:=MIN([.I3:.I11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11];0.9)"/>
            <tb:table-cell tb:style-name="value-cell" tb:formula="of:=PERCENTILE([.C3:.C11];0.9)"/>
            <tb:table-cell tb:style-name="value-cell" tb:formula="of:=PERCENTILE([.D3:.D11];0.9)"/>
            <tb:table-cell tb:style-name="value-cell" tb:formula="of:=PERCENTILE([.E3:.E11];0.9)"/>
            <tb:table-cell tb:style-name="value-cell" tb:formula="of:=PERCENTILE([.F3:.F11];0.9)"/>
            <tb:table-cell tb:style-name="value-cell" tb:formula="of:=PERCENTILE([.G3:.G11];0.9)"/>
            <tb:table-cell tb:style-name="value-cell" tb:formula="of:=PERCENTILE([.H3:.H11];0.9)"/>
            <tb:table-cell tb:style-name="value-cell" tb:formula="of:=PERCENTILE([.I3:.I11];0.9)"/>
          </tb:table-row>
          <tb:table-row tb:style-name="row">
            <tb:table-cell tb:style-name="value-cell" odf:value-type="string" odf:string-value="10th PCT"/>
            <tb:table-cell tb:style-name="value-cell" tb:formula="of:=PERCENTILE([.B3:.B11];0.1)"/>
            <tb:table-cell tb:style-name="value-cell" tb:formula="of:=PERCENTILE([.C3:.C11];0.1)"/>
            <tb:table-cell tb:style-name="value-cell" tb:formula="of:=PERCENTILE([.D3:.D11];0.1)"/>
            <tb:table-cell tb:style-name="value-cell" tb:formula="of:=PERCENTILE([.E3:.E11];0.1)"/>
            <tb:table-cell tb:style-name="value-cell" tb:formula="of:=PERCENTILE([.F3:.F11];0.1)"/>
            <tb:table-cell tb:style-name="value-cell" tb:formula="of:=PERCENTILE([.G3:.G11];0.1)"/>
            <tb:table-cell tb:style-name="value-cell" tb:formula="of:=PERCENTILE([.H3:.H11];0.1)"/>
            <tb:table-cell tb:style-name="value-cell" tb:formula="of:=PERCENTILE([.I3:.I11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11])"/>
            <tb:table-cell tb:style-name="value-cell" tb:formula="of:=AVERAGE([.C3:.C11])"/>
            <tb:table-cell tb:style-name="value-cell" tb:formula="of:=AVERAGE([.D3:.D11])"/>
            <tb:table-cell tb:style-name="value-cell" tb:formula="of:=AVERAGE([.E3:.E11])"/>
            <tb:table-cell tb:style-name="value-cell" tb:formula="of:=AVERAGE([.F3:.F11])"/>
            <tb:table-cell tb:style-name="value-cell" tb:formula="of:=AVERAGE([.G3:.G11])"/>
            <tb:table-cell tb:style-name="value-cell" tb:formula="of:=AVERAGE([.H3:.H11])"/>
            <tb:table-cell tb:style-name="value-cell" tb:formula="of:=AVERAGE([.I3:.I11])"/>
          </tb:table-row>
          <tb:table-row tb:style-name="row">
            <tb:table-cell tb:style-name="value-cell" odf:value-type="string" odf:string-value="STDEV"/>
            <tb:table-cell tb:style-name="value-cell" tb:formula="of:=STDEV([.B3:.B11])"/>
            <tb:table-cell tb:style-name="value-cell" tb:formula="of:=STDEV([.C3:.C11])"/>
            <tb:table-cell tb:style-name="value-cell" tb:formula="of:=STDEV([.D3:.D11])"/>
            <tb:table-cell tb:style-name="value-cell" tb:formula="of:=STDEV([.E3:.E11])"/>
            <tb:table-cell tb:style-name="value-cell" tb:formula="of:=STDEV([.F3:.F11])"/>
            <tb:table-cell tb:style-name="value-cell" tb:formula="of:=STDEV([.G3:.G11])"/>
            <tb:table-cell tb:style-name="value-cell" tb:formula="of:=STDEV([.H3:.H11])"/>
            <tb:table-cell tb:style-name="value-cell" tb:formula="of:=STDEV([.I3:.I11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11])"/>
            <tb:table-cell tb:style-name="value-cell" tb:formula="of:=MEDIAN([.C3:.C11])"/>
            <tb:table-cell tb:style-name="value-cell" tb:formula="of:=MEDIAN([.D3:.D11])"/>
            <tb:table-cell tb:style-name="value-cell" tb:formula="of:=MEDIAN([.E3:.E11])"/>
            <tb:table-cell tb:style-name="value-cell" tb:formula="of:=MEDIAN([.F3:.F11])"/>
            <tb:table-cell tb:style-name="value-cell" tb:formula="of:=MEDIAN([.G3:.G11])"/>
            <tb:table-cell tb:style-name="value-cell" tb:formula="of:=MEDIAN([.H3:.H11])"/>
            <tb:table-cell tb:style-name="value-cell" tb:formula="of:=MEDIAN([.I3:.I11])"/>
          </tb:table-row>
        </tb:table-rows>
      </tb:table>
      <tb:table tb:style-name="table" tb:name="Science homepage">
        <tb:table-header-columns>
          <tb:table-column tb:style-name="label-column"/>
        </tb:table-header-columns>
        <tb:table-columns>
          <tb:table-column tb:number-columns-repeated="8" tb:style-name="value-column"/>
        </tb:table-columns>
        <tb:table-header-rows>
          <tb:table-row tb:style-name="row">
            <tb:table-cell/>
            <tb:table-cell tb:number-columns-spanned="4" tb:style-name="label-cell" odf:value-type="string" odf:string-value="First view"/>
            <tb:covered-table-cell tb:number-columns-repeated="3"/>
            <tb:table-cell tb:number-columns-spanned="4" tb:style-name="label-cell" odf:value-type="string" odf:string-value="Repeat view"/>
            <tb:covered-table-cell tb:number-columns-repeated="3"/>
          </tb:table-row>
          <tb:table-row tb:style-name="row">
            <tb:table-cell tb:style-name="label-cell" odf:value-type="string" odf:string-value="Run"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</tb:table-row>
        </tb:table-header-rows>
        <tb:table-rows>
          <tb:table-row tb:style-name="row">
            <tb:table-cell tb:style-name="value-cell" odf:value-type="string" odf:string-value="150107_1N_JHA/1"/>
            <tb:table-cell tb:style-name="value-cell" odf:value-type="float" odf:value="423"/>
            <tb:table-cell tb:style-name="value-cell" odf:value-type="float" odf:value="2387"/>
            <tb:table-cell tb:style-name="value-cell" odf:value-type="float" odf:value="5693"/>
            <tb:table-cell tb:style-name="value-cell" odf:value-type="float" odf:value="3976"/>
            <tb:table-cell tb:style-name="value-cell" odf:value-type="float" odf:value="338"/>
            <tb:table-cell tb:style-name="value-cell" odf:value-type="float" odf:value="1794"/>
            <tb:table-cell tb:style-name="value-cell" odf:value-type="float" odf:value="3514"/>
            <tb:table-cell tb:style-name="value-cell" odf:value-type="float" odf:value="3152"/>
          </tb:table-row>
          <tb:table-row tb:style-name="row">
            <tb:table-cell tb:style-name="value-cell" odf:value-type="string" odf:string-value="150107_1N_JHA/2"/>
            <tb:table-cell tb:style-name="value-cell" odf:value-type="float" odf:value="1830"/>
            <tb:table-cell tb:style-name="value-cell" odf:value-type="float" odf:value="423"/>
            <tb:table-cell tb:style-name="value-cell" odf:value-type="float" odf:value="2192"/>
            <tb:table-cell tb:style-name="value-cell" odf:value-type="float" odf:value="5320"/>
            <tb:table-cell tb:style-name="value-cell" odf:value-type="float" odf:value="3653"/>
            <tb:table-cell tb:style-name="value-cell" odf:value-type="float" odf:value="488"/>
            <tb:table-cell tb:style-name="value-cell" odf:value-type="float" odf:value="1493"/>
            <tb:table-cell tb:style-name="value-cell" odf:value-type="float" odf:value="2816"/>
          </tb:table-row>
          <tb:table-row tb:style-name="row">
            <tb:table-cell tb:style-name="value-cell" odf:value-type="string" odf:string-value="150107_1N_JHA/3"/>
            <tb:table-cell tb:style-name="value-cell" odf:value-type="float" odf:value="3438"/>
            <tb:table-cell tb:style-name="value-cell" odf:value-type="float" odf:value="3914"/>
            <tb:table-cell tb:style-name="value-cell" odf:value-type="float" odf:value="410"/>
            <tb:table-cell tb:style-name="value-cell" odf:value-type="float" odf:value="1795"/>
            <tb:table-cell tb:style-name="value-cell" odf:value-type="float" odf:value="5189"/>
            <tb:table-cell tb:style-name="value-cell" odf:value-type="float" odf:value="3473"/>
            <tb:table-cell tb:style-name="value-cell" odf:value-type="float" odf:value="431"/>
            <tb:table-cell tb:style-name="value-cell" odf:value-type="float" odf:value="2393"/>
          </tb:table-row>
          <tb:table-row tb:style-name="row">
            <tb:table-cell tb:style-name="value-cell" odf:value-type="string" odf:string-value="150107_1N_JHA/4"/>
            <tb:table-cell tb:style-name="value-cell" odf:value-type="float" odf:value="1296"/>
            <tb:table-cell tb:style-name="value-cell" odf:value-type="float" odf:value="3492"/>
            <tb:table-cell tb:style-name="value-cell" odf:value-type="float" odf:value="3129"/>
            <tb:table-cell tb:style-name="value-cell" odf:value-type="float" odf:value="426"/>
            <tb:table-cell tb:style-name="value-cell" odf:value-type="float" odf:value="1993"/>
            <tb:table-cell tb:style-name="value-cell" odf:value-type="float" odf:value="5610"/>
            <tb:table-cell tb:style-name="value-cell" odf:value-type="float" odf:value="3946"/>
            <tb:table-cell tb:style-name="value-cell" odf:value-type="float" odf:value="340"/>
          </tb:table-row>
          <tb:table-row tb:style-name="row">
            <tb:table-cell tb:style-name="value-cell" odf:value-type="string" odf:string-value="150107_1N_JHA/5"/>
            <tb:table-cell tb:style-name="value-cell" odf:value-type="float" odf:value="387"/>
            <tb:table-cell tb:style-name="value-cell" odf:value-type="float" odf:value="1690"/>
            <tb:table-cell tb:style-name="value-cell" odf:value-type="float" odf:value="2753"/>
            <tb:table-cell tb:style-name="value-cell" odf:value-type="float" odf:value="3035"/>
            <tb:table-cell tb:style-name="value-cell" odf:value-type="float" odf:value="411"/>
            <tb:table-cell tb:style-name="value-cell" odf:value-type="float" odf:value="1993"/>
            <tb:table-cell tb:style-name="value-cell" odf:value-type="float" odf:value="5417"/>
            <tb:table-cell tb:style-name="value-cell" odf:value-type="float" odf:value="3453"/>
          </tb:table-row>
          <tb:table-row tb:style-name="row">
            <tb:table-cell tb:style-name="value-cell" odf:value-type="string" odf:string-value="150107_1N_JHA/6"/>
            <tb:table-cell tb:style-name="value-cell" odf:value-type="float" odf:value="3706"/>
            <tb:table-cell tb:style-name="value-cell" odf:value-type="float" odf:value="348"/>
            <tb:table-cell tb:style-name="value-cell" odf:value-type="float" odf:value="1492"/>
            <tb:table-cell tb:style-name="value-cell" odf:value-type="float" odf:value="2551"/>
            <tb:table-cell tb:style-name="value-cell" odf:value-type="float" odf:value="2123"/>
            <tb:table-cell tb:style-name="value-cell" odf:value-type="float" odf:value="363"/>
            <tb:table-cell tb:style-name="value-cell" odf:value-type="float" odf:value="1819"/>
            <tb:table-cell tb:style-name="value-cell" odf:value-type="float" odf:value="5721"/>
          </tb:table-row>
          <tb:table-row tb:style-name="row">
            <tb:table-cell tb:style-name="value-cell" odf:value-type="string" odf:string-value="150107_1N_JHA/7"/>
            <tb:table-cell tb:style-name="value-cell" odf:value-type="float" odf:value="48203"/>
            <tb:table-cell tb:style-name="value-cell" odf:value-type="float" odf:value="15920"/>
            <tb:table-cell tb:style-name="value-cell" odf:value-type="float" odf:value="353"/>
            <tb:table-cell tb:style-name="value-cell" odf:value-type="float" odf:value="1108"/>
            <tb:table-cell tb:style-name="value-cell" odf:value-type="float" odf:value="2014"/>
            <tb:table-cell tb:style-name="value-cell" odf:value-type="float" odf:value="1293"/>
            <tb:table-cell tb:style-name="value-cell" odf:value-type="float" odf:value="370"/>
            <tb:table-cell tb:style-name="value-cell" odf:value-type="float" odf:value="2005"/>
          </tb:table-row>
          <tb:table-row tb:style-name="row">
            <tb:table-cell tb:style-name="value-cell" odf:value-type="string" odf:string-value="150107_1N_JHA/8"/>
            <tb:table-cell tb:style-name="value-cell" odf:value-type="float" odf:value="1901"/>
            <tb:table-cell tb:style-name="value-cell" odf:value-type="float" odf:value="5464"/>
            <tb:table-cell tb:style-name="value-cell" odf:value-type="float" odf:value="3534"/>
            <tb:table-cell tb:style-name="value-cell" odf:value-type="float" odf:value="354"/>
            <tb:table-cell tb:style-name="value-cell" odf:value-type="float" odf:value="1893"/>
            <tb:table-cell tb:style-name="value-cell" odf:value-type="float" odf:value="2754"/>
            <tb:table-cell tb:style-name="value-cell" odf:value-type="float" odf:value="3257"/>
            <tb:table-cell tb:style-name="value-cell" odf:value-type="float" odf:value="387"/>
          </tb:table-row>
          <tb:table-row tb:style-name="row">
            <tb:table-cell tb:style-name="value-cell" odf:value-type="string" odf:string-value="150107_1N_JHA/9"/>
            <tb:table-cell tb:style-name="value-cell" odf:value-type="float" odf:value="389"/>
            <tb:table-cell tb:style-name="value-cell" odf:value-type="float" odf:value="2189"/>
            <tb:table-cell tb:style-name="value-cell" odf:value-type="float" odf:value="5717"/>
            <tb:table-cell tb:style-name="value-cell" odf:value-type="float" odf:value="3965"/>
            <tb:table-cell tb:style-name="value-cell" odf:value-type="float" odf:value="368"/>
            <tb:table-cell tb:style-name="value-cell" odf:value-type="float" odf:value="1894"/>
            <tb:table-cell tb:style-name="value-cell" odf:value-type="float" odf:value="3272"/>
            <tb:table-cell tb:style-name="value-cell" odf:value-type="float" odf:value="3299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11])"/>
            <tb:table-cell tb:style-name="value-cell" tb:formula="of:=MAX([.C3:.C11])"/>
            <tb:table-cell tb:style-name="value-cell" tb:formula="of:=MAX([.D3:.D11])"/>
            <tb:table-cell tb:style-name="value-cell" tb:formula="of:=MAX([.E3:.E11])"/>
            <tb:table-cell tb:style-name="value-cell" tb:formula="of:=MAX([.F3:.F11])"/>
            <tb:table-cell tb:style-name="value-cell" tb:formula="of:=MAX([.G3:.G11])"/>
            <tb:table-cell tb:style-name="value-cell" tb:formula="of:=MAX([.H3:.H11])"/>
            <tb:table-cell tb:style-name="value-cell" tb:formula="of:=MAX([.I3:.I11])"/>
          </tb:table-row>
          <tb:table-row tb:style-name="row">
            <tb:table-cell tb:style-name="value-cell" odf:value-type="string" odf:string-value="LOWER"/>
            <tb:table-cell tb:style-name="value-cell" tb:formula="of:=MIN([.B3:.B11])"/>
            <tb:table-cell tb:style-name="value-cell" tb:formula="of:=MIN([.C3:.C11])"/>
            <tb:table-cell tb:style-name="value-cell" tb:formula="of:=MIN([.D3:.D11])"/>
            <tb:table-cell tb:style-name="value-cell" tb:formula="of:=MIN([.E3:.E11])"/>
            <tb:table-cell tb:style-name="value-cell" tb:formula="of:=MIN([.F3:.F11])"/>
            <tb:table-cell tb:style-name="value-cell" tb:formula="of:=MIN([.G3:.G11])"/>
            <tb:table-cell tb:style-name="value-cell" tb:formula="of:=MIN([.H3:.H11])"/>
            <tb:table-cell tb:style-name="value-cell" tb:formula="of:=MIN([.I3:.I11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11];0.9)"/>
            <tb:table-cell tb:style-name="value-cell" tb:formula="of:=PERCENTILE([.C3:.C11];0.9)"/>
            <tb:table-cell tb:style-name="value-cell" tb:formula="of:=PERCENTILE([.D3:.D11];0.9)"/>
            <tb:table-cell tb:style-name="value-cell" tb:formula="of:=PERCENTILE([.E3:.E11];0.9)"/>
            <tb:table-cell tb:style-name="value-cell" tb:formula="of:=PERCENTILE([.F3:.F11];0.9)"/>
            <tb:table-cell tb:style-name="value-cell" tb:formula="of:=PERCENTILE([.G3:.G11];0.9)"/>
            <tb:table-cell tb:style-name="value-cell" tb:formula="of:=PERCENTILE([.H3:.H11];0.9)"/>
            <tb:table-cell tb:style-name="value-cell" tb:formula="of:=PERCENTILE([.I3:.I11];0.9)"/>
          </tb:table-row>
          <tb:table-row tb:style-name="row">
            <tb:table-cell tb:style-name="value-cell" odf:value-type="string" odf:string-value="10th PCT"/>
            <tb:table-cell tb:style-name="value-cell" tb:formula="of:=PERCENTILE([.B3:.B11];0.1)"/>
            <tb:table-cell tb:style-name="value-cell" tb:formula="of:=PERCENTILE([.C3:.C11];0.1)"/>
            <tb:table-cell tb:style-name="value-cell" tb:formula="of:=PERCENTILE([.D3:.D11];0.1)"/>
            <tb:table-cell tb:style-name="value-cell" tb:formula="of:=PERCENTILE([.E3:.E11];0.1)"/>
            <tb:table-cell tb:style-name="value-cell" tb:formula="of:=PERCENTILE([.F3:.F11];0.1)"/>
            <tb:table-cell tb:style-name="value-cell" tb:formula="of:=PERCENTILE([.G3:.G11];0.1)"/>
            <tb:table-cell tb:style-name="value-cell" tb:formula="of:=PERCENTILE([.H3:.H11];0.1)"/>
            <tb:table-cell tb:style-name="value-cell" tb:formula="of:=PERCENTILE([.I3:.I11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11])"/>
            <tb:table-cell tb:style-name="value-cell" tb:formula="of:=AVERAGE([.C3:.C11])"/>
            <tb:table-cell tb:style-name="value-cell" tb:formula="of:=AVERAGE([.D3:.D11])"/>
            <tb:table-cell tb:style-name="value-cell" tb:formula="of:=AVERAGE([.E3:.E11])"/>
            <tb:table-cell tb:style-name="value-cell" tb:formula="of:=AVERAGE([.F3:.F11])"/>
            <tb:table-cell tb:style-name="value-cell" tb:formula="of:=AVERAGE([.G3:.G11])"/>
            <tb:table-cell tb:style-name="value-cell" tb:formula="of:=AVERAGE([.H3:.H11])"/>
            <tb:table-cell tb:style-name="value-cell" tb:formula="of:=AVERAGE([.I3:.I11])"/>
          </tb:table-row>
          <tb:table-row tb:style-name="row">
            <tb:table-cell tb:style-name="value-cell" odf:value-type="string" odf:string-value="STDEV"/>
            <tb:table-cell tb:style-name="value-cell" tb:formula="of:=STDEV([.B3:.B11])"/>
            <tb:table-cell tb:style-name="value-cell" tb:formula="of:=STDEV([.C3:.C11])"/>
            <tb:table-cell tb:style-name="value-cell" tb:formula="of:=STDEV([.D3:.D11])"/>
            <tb:table-cell tb:style-name="value-cell" tb:formula="of:=STDEV([.E3:.E11])"/>
            <tb:table-cell tb:style-name="value-cell" tb:formula="of:=STDEV([.F3:.F11])"/>
            <tb:table-cell tb:style-name="value-cell" tb:formula="of:=STDEV([.G3:.G11])"/>
            <tb:table-cell tb:style-name="value-cell" tb:formula="of:=STDEV([.H3:.H11])"/>
            <tb:table-cell tb:style-name="value-cell" tb:formula="of:=STDEV([.I3:.I11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11])"/>
            <tb:table-cell tb:style-name="value-cell" tb:formula="of:=MEDIAN([.C3:.C11])"/>
            <tb:table-cell tb:style-name="value-cell" tb:formula="of:=MEDIAN([.D3:.D11])"/>
            <tb:table-cell tb:style-name="value-cell" tb:formula="of:=MEDIAN([.E3:.E11])"/>
            <tb:table-cell tb:style-name="value-cell" tb:formula="of:=MEDIAN([.F3:.F11])"/>
            <tb:table-cell tb:style-name="value-cell" tb:formula="of:=MEDIAN([.G3:.G11])"/>
            <tb:table-cell tb:style-name="value-cell" tb:formula="of:=MEDIAN([.H3:.H11])"/>
            <tb:table-cell tb:style-name="value-cell" tb:formula="of:=MEDIAN([.I3:.I11])"/>
          </tb:table-row>
        </tb:table-rows>
      </tb:table>
      <tb:table tb:style-name="table" tb:name="Science article">
        <tb:table-header-columns>
          <tb:table-column tb:style-name="label-column"/>
        </tb:table-header-columns>
        <tb:table-columns>
          <tb:table-column tb:number-columns-repeated="8" tb:style-name="value-column"/>
        </tb:table-columns>
        <tb:table-header-rows>
          <tb:table-row tb:style-name="row">
            <tb:table-cell/>
            <tb:table-cell tb:number-columns-spanned="4" tb:style-name="label-cell" odf:value-type="string" odf:string-value="First view"/>
            <tb:covered-table-cell tb:number-columns-repeated="3"/>
            <tb:table-cell tb:number-columns-spanned="4" tb:style-name="label-cell" odf:value-type="string" odf:string-value="Repeat view"/>
            <tb:covered-table-cell tb:number-columns-repeated="3"/>
          </tb:table-row>
          <tb:table-row tb:style-name="row">
            <tb:table-cell tb:style-name="label-cell" odf:value-type="string" odf:string-value="Run"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  <tb:table-cell tb:style-name="label-cell" odf:value-type="string" odf:string-value="First byte"/>
            <tb:table-cell tb:style-name="label-cell" odf:value-type="string" odf:string-value="Start render"/>
            <tb:table-cell tb:style-name="label-cell" odf:value-type="string" odf:string-value="Load"/>
            <tb:table-cell tb:style-name="label-cell" odf:value-type="string" odf:string-value="Speed index"/>
          </tb:table-row>
        </tb:table-header-rows>
        <tb:table-rows>
          <tb:table-row tb:style-name="row">
            <tb:table-cell tb:style-name="value-cell" odf:value-type="string" odf:string-value="150107_6R_JHC/1"/>
            <tb:table-cell tb:style-name="value-cell" odf:value-type="float" odf:value="2561"/>
            <tb:table-cell tb:style-name="value-cell" odf:value-type="float" odf:value="6193"/>
            <tb:table-cell tb:style-name="value-cell" odf:value-type="float" odf:value="8219"/>
            <tb:table-cell tb:style-name="value-cell" odf:value-type="float" odf:value="6382"/>
            <tb:table-cell tb:style-name="value-cell" odf:value-type="float" odf:value="4110"/>
            <tb:table-cell tb:style-name="value-cell" odf:value-type="float" odf:value="6389"/>
            <tb:table-cell tb:style-name="value-cell" odf:value-type="float" odf:value="7863"/>
            <tb:table-cell tb:style-name="value-cell" odf:value-type="float" odf:value="6568"/>
          </tb:table-row>
          <tb:table-row tb:style-name="row">
            <tb:table-cell tb:style-name="value-cell" odf:value-type="string" odf:string-value="150107_6R_JHC/2"/>
            <tb:table-cell tb:style-name="value-cell" odf:value-type="float" odf:value="5672"/>
            <tb:table-cell tb:style-name="value-cell" odf:value-type="float" odf:value="2184"/>
            <tb:table-cell tb:style-name="value-cell" odf:value-type="float" odf:value="6293"/>
            <tb:table-cell tb:style-name="value-cell" odf:value-type="float" odf:value="7986"/>
            <tb:table-cell tb:style-name="value-cell" odf:value-type="float" odf:value="6530"/>
            <tb:table-cell tb:style-name="value-cell" odf:value-type="float" odf:value="4298"/>
            <tb:table-cell tb:style-name="value-cell" odf:value-type="float" odf:value="5592"/>
            <tb:table-cell tb:style-name="value-cell" odf:value-type="float" odf:value="6803"/>
          </tb:table-row>
          <tb:table-row tb:style-name="row">
            <tb:table-cell tb:style-name="value-cell" odf:value-type="string" odf:string-value="150107_6R_JHC/3"/>
            <tb:table-cell tb:style-name="value-cell" odf:value-type="float" odf:value="6958"/>
            <tb:table-cell tb:style-name="value-cell" odf:value-type="float" odf:value="5391"/>
            <tb:table-cell tb:style-name="value-cell" odf:value-type="float" odf:value="1789"/>
            <tb:table-cell tb:style-name="value-cell" odf:value-type="float" odf:value="5891"/>
            <tb:table-cell tb:style-name="value-cell" odf:value-type="float" odf:value="7674"/>
            <tb:table-cell tb:style-name="value-cell" odf:value-type="float" odf:value="6598"/>
            <tb:table-cell tb:style-name="value-cell" odf:value-type="float" odf:value="4193"/>
            <tb:table-cell tb:style-name="value-cell" odf:value-type="float" odf:value="5293"/>
          </tb:table-row>
          <tb:table-row tb:style-name="row">
            <tb:table-cell tb:style-name="value-cell" odf:value-type="string" odf:string-value="150107_6R_JHC/4"/>
            <tb:table-cell tb:style-name="value-cell" odf:value-type="float" odf:value="4595"/>
            <tb:table-cell tb:style-name="value-cell" odf:value-type="float" odf:value="5904"/>
            <tb:table-cell tb:style-name="value-cell" odf:value-type="float" odf:value="5070"/>
            <tb:table-cell tb:style-name="value-cell" odf:value-type="float" odf:value="1711"/>
            <tb:table-cell tb:style-name="value-cell" odf:value-type="float" odf:value="5797"/>
            <tb:table-cell tb:style-name="value-cell" odf:value-type="float" odf:value="7583"/>
            <tb:table-cell tb:style-name="value-cell" odf:value-type="float" odf:value="6085"/>
            <tb:table-cell tb:style-name="value-cell" odf:value-type="float" odf:value="3802"/>
          </tb:table-row>
          <tb:table-row tb:style-name="row">
            <tb:table-cell tb:style-name="value-cell" odf:value-type="string" odf:string-value="150107_6R_JHC/5"/>
            <tb:table-cell tb:style-name="value-cell" odf:value-type="float" odf:value="3802"/>
            <tb:table-cell tb:style-name="value-cell" odf:value-type="float" odf:value="4596"/>
            <tb:table-cell tb:style-name="value-cell" odf:value-type="float" odf:value="6448"/>
            <tb:table-cell tb:style-name="value-cell" odf:value-type="float" odf:value="4994"/>
            <tb:table-cell tb:style-name="value-cell" odf:value-type="float" odf:value="2423"/>
            <tb:table-cell tb:style-name="value-cell" odf:value-type="float" odf:value="5495"/>
            <tb:table-cell tb:style-name="value-cell" odf:value-type="float" odf:value="7246"/>
            <tb:table-cell tb:style-name="value-cell" odf:value-type="float" odf:value="6049"/>
          </tb:table-row>
          <tb:table-row tb:style-name="row">
            <tb:table-cell tb:style-name="value-cell" odf:value-type="string" odf:string-value="150107_6R_JHC/6"/>
            <tb:table-cell tb:style-name="value-cell" odf:value-type="float" odf:value="5696"/>
            <tb:table-cell tb:style-name="value-cell" odf:value-type="float" odf:value="3688"/>
            <tb:table-cell tb:style-name="value-cell" odf:value-type="float" odf:value="5469"/>
            <tb:table-cell tb:style-name="value-cell" odf:value-type="float" odf:value="5800"/>
            <tb:table-cell tb:style-name="value-cell" odf:value-type="float" odf:value="5649"/>
            <tb:table-cell tb:style-name="value-cell" odf:value-type="float" odf:value="1808"/>
            <tb:table-cell tb:style-name="value-cell" odf:value-type="float" odf:value="5493"/>
            <tb:table-cell tb:style-name="value-cell" odf:value-type="float" odf:value="7151"/>
          </tb:table-row>
          <tb:table-row tb:style-name="row">
            <tb:table-cell tb:style-name="value-cell" odf:value-type="string" odf:string-value="150107_6R_JHC/7"/>
            <tb:table-cell tb:style-name="value-cell" odf:value-type="float" odf:value="7786"/>
            <tb:table-cell tb:style-name="value-cell" odf:value-type="float" odf:value="5947"/>
            <tb:table-cell tb:style-name="value-cell" odf:value-type="float" odf:value="3489"/>
            <tb:table-cell tb:style-name="value-cell" odf:value-type="float" odf:value="4694"/>
            <tb:table-cell tb:style-name="value-cell" odf:value-type="float" odf:value="5290"/>
            <tb:table-cell tb:style-name="value-cell" odf:value-type="float" odf:value="4705"/>
            <tb:table-cell tb:style-name="value-cell" odf:value-type="float" odf:value="3060"/>
            <tb:table-cell tb:style-name="value-cell" odf:value-type="float" odf:value="5595"/>
          </tb:table-row>
          <tb:table-row tb:style-name="row">
            <tb:table-cell tb:style-name="value-cell" odf:value-type="string" odf:string-value="150107_6R_JHC/8"/>
            <tb:table-cell tb:style-name="value-cell" odf:value-type="float" odf:value="5595"/>
            <tb:table-cell tb:style-name="value-cell" odf:value-type="float" odf:value="7233"/>
            <tb:table-cell tb:style-name="value-cell" odf:value-type="float" odf:value="5791"/>
            <tb:table-cell tb:style-name="value-cell" odf:value-type="float" odf:value="4022"/>
            <tb:table-cell tb:style-name="value-cell" odf:value-type="float" odf:value="4794"/>
            <tb:table-cell tb:style-name="value-cell" odf:value-type="float" odf:value="7670"/>
            <tb:table-cell tb:style-name="value-cell" odf:value-type="float" odf:value="4981"/>
            <tb:table-cell tb:style-name="value-cell" odf:value-type="float" odf:value="2355"/>
          </tb:table-row>
          <tb:table-row tb:style-name="row">
            <tb:table-cell tb:style-name="value-cell" odf:value-type="string" odf:string-value="150107_6R_JHC/9"/>
            <tb:table-cell tb:style-name="value-cell" odf:value-type="float" odf:value="1861"/>
            <tb:table-cell tb:style-name="value-cell" odf:value-type="float" odf:value="5294"/>
            <tb:table-cell tb:style-name="value-cell" odf:value-type="float" odf:value="7901"/>
            <tb:table-cell tb:style-name="value-cell" odf:value-type="float" odf:value="6024"/>
            <tb:table-cell tb:style-name="value-cell" odf:value-type="float" odf:value="3849"/>
            <tb:table-cell tb:style-name="value-cell" odf:value-type="float" odf:value="4695"/>
            <tb:table-cell tb:style-name="value-cell" odf:value-type="float" odf:value="5902"/>
            <tb:table-cell tb:style-name="value-cell" odf:value-type="float" odf:value="4927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UPPER"/>
            <tb:table-cell tb:style-name="value-cell" tb:formula="of:=MAX([.B3:.B11])"/>
            <tb:table-cell tb:style-name="value-cell" tb:formula="of:=MAX([.C3:.C11])"/>
            <tb:table-cell tb:style-name="value-cell" tb:formula="of:=MAX([.D3:.D11])"/>
            <tb:table-cell tb:style-name="value-cell" tb:formula="of:=MAX([.E3:.E11])"/>
            <tb:table-cell tb:style-name="value-cell" tb:formula="of:=MAX([.F3:.F11])"/>
            <tb:table-cell tb:style-name="value-cell" tb:formula="of:=MAX([.G3:.G11])"/>
            <tb:table-cell tb:style-name="value-cell" tb:formula="of:=MAX([.H3:.H11])"/>
            <tb:table-cell tb:style-name="value-cell" tb:formula="of:=MAX([.I3:.I11])"/>
          </tb:table-row>
          <tb:table-row tb:style-name="row">
            <tb:table-cell tb:style-name="value-cell" odf:value-type="string" odf:string-value="LOWER"/>
            <tb:table-cell tb:style-name="value-cell" tb:formula="of:=MIN([.B3:.B11])"/>
            <tb:table-cell tb:style-name="value-cell" tb:formula="of:=MIN([.C3:.C11])"/>
            <tb:table-cell tb:style-name="value-cell" tb:formula="of:=MIN([.D3:.D11])"/>
            <tb:table-cell tb:style-name="value-cell" tb:formula="of:=MIN([.E3:.E11])"/>
            <tb:table-cell tb:style-name="value-cell" tb:formula="of:=MIN([.F3:.F11])"/>
            <tb:table-cell tb:style-name="value-cell" tb:formula="of:=MIN([.G3:.G11])"/>
            <tb:table-cell tb:style-name="value-cell" tb:formula="of:=MIN([.H3:.H11])"/>
            <tb:table-cell tb:style-name="value-cell" tb:formula="of:=MIN([.I3:.I11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90th PCT"/>
            <tb:table-cell tb:style-name="value-cell" tb:formula="of:=PERCENTILE([.B3:.B11];0.9)"/>
            <tb:table-cell tb:style-name="value-cell" tb:formula="of:=PERCENTILE([.C3:.C11];0.9)"/>
            <tb:table-cell tb:style-name="value-cell" tb:formula="of:=PERCENTILE([.D3:.D11];0.9)"/>
            <tb:table-cell tb:style-name="value-cell" tb:formula="of:=PERCENTILE([.E3:.E11];0.9)"/>
            <tb:table-cell tb:style-name="value-cell" tb:formula="of:=PERCENTILE([.F3:.F11];0.9)"/>
            <tb:table-cell tb:style-name="value-cell" tb:formula="of:=PERCENTILE([.G3:.G11];0.9)"/>
            <tb:table-cell tb:style-name="value-cell" tb:formula="of:=PERCENTILE([.H3:.H11];0.9)"/>
            <tb:table-cell tb:style-name="value-cell" tb:formula="of:=PERCENTILE([.I3:.I11];0.9)"/>
          </tb:table-row>
          <tb:table-row tb:style-name="row">
            <tb:table-cell tb:style-name="value-cell" odf:value-type="string" odf:string-value="10th PCT"/>
            <tb:table-cell tb:style-name="value-cell" tb:formula="of:=PERCENTILE([.B3:.B11];0.1)"/>
            <tb:table-cell tb:style-name="value-cell" tb:formula="of:=PERCENTILE([.C3:.C11];0.1)"/>
            <tb:table-cell tb:style-name="value-cell" tb:formula="of:=PERCENTILE([.D3:.D11];0.1)"/>
            <tb:table-cell tb:style-name="value-cell" tb:formula="of:=PERCENTILE([.E3:.E11];0.1)"/>
            <tb:table-cell tb:style-name="value-cell" tb:formula="of:=PERCENTILE([.F3:.F11];0.1)"/>
            <tb:table-cell tb:style-name="value-cell" tb:formula="of:=PERCENTILE([.G3:.G11];0.1)"/>
            <tb:table-cell tb:style-name="value-cell" tb:formula="of:=PERCENTILE([.H3:.H11];0.1)"/>
            <tb:table-cell tb:style-name="value-cell" tb:formula="of:=PERCENTILE([.I3:.I11];0.1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AN"/>
            <tb:table-cell tb:style-name="value-cell" tb:formula="of:=AVERAGE([.B3:.B11])"/>
            <tb:table-cell tb:style-name="value-cell" tb:formula="of:=AVERAGE([.C3:.C11])"/>
            <tb:table-cell tb:style-name="value-cell" tb:formula="of:=AVERAGE([.D3:.D11])"/>
            <tb:table-cell tb:style-name="value-cell" tb:formula="of:=AVERAGE([.E3:.E11])"/>
            <tb:table-cell tb:style-name="value-cell" tb:formula="of:=AVERAGE([.F3:.F11])"/>
            <tb:table-cell tb:style-name="value-cell" tb:formula="of:=AVERAGE([.G3:.G11])"/>
            <tb:table-cell tb:style-name="value-cell" tb:formula="of:=AVERAGE([.H3:.H11])"/>
            <tb:table-cell tb:style-name="value-cell" tb:formula="of:=AVERAGE([.I3:.I11])"/>
          </tb:table-row>
          <tb:table-row tb:style-name="row">
            <tb:table-cell tb:style-name="value-cell" odf:value-type="string" odf:string-value="STDEV"/>
            <tb:table-cell tb:style-name="value-cell" tb:formula="of:=STDEV([.B3:.B11])"/>
            <tb:table-cell tb:style-name="value-cell" tb:formula="of:=STDEV([.C3:.C11])"/>
            <tb:table-cell tb:style-name="value-cell" tb:formula="of:=STDEV([.D3:.D11])"/>
            <tb:table-cell tb:style-name="value-cell" tb:formula="of:=STDEV([.E3:.E11])"/>
            <tb:table-cell tb:style-name="value-cell" tb:formula="of:=STDEV([.F3:.F11])"/>
            <tb:table-cell tb:style-name="value-cell" tb:formula="of:=STDEV([.G3:.G11])"/>
            <tb:table-cell tb:style-name="value-cell" tb:formula="of:=STDEV([.H3:.H11])"/>
            <tb:table-cell tb:style-name="value-cell" tb:formula="of:=STDEV([.I3:.I11])"/>
          </tb:table-row>
          <tb:table-row tb:style-name="row">
            <tb:table-cell tb:number-columns-repeated="9"/>
          </tb:table-row>
          <tb:table-row tb:style-name="row">
            <tb:table-cell tb:style-name="value-cell" odf:value-type="string" odf:string-value="MEDIAN"/>
            <tb:table-cell tb:style-name="value-cell" tb:formula="of:=MEDIAN([.B3:.B11])"/>
            <tb:table-cell tb:style-name="value-cell" tb:formula="of:=MEDIAN([.C3:.C11])"/>
            <tb:table-cell tb:style-name="value-cell" tb:formula="of:=MEDIAN([.D3:.D11])"/>
            <tb:table-cell tb:style-name="value-cell" tb:formula="of:=MEDIAN([.E3:.E11])"/>
            <tb:table-cell tb:style-name="value-cell" tb:formula="of:=MEDIAN([.F3:.F11])"/>
            <tb:table-cell tb:style-name="value-cell" tb:formula="of:=MEDIAN([.G3:.G11])"/>
            <tb:table-cell tb:style-name="value-cell" tb:formula="of:=MEDIAN([.H3:.H11])"/>
            <tb:table-cell tb:style-name="value-cell" tb:formula="of:=MEDIAN([.I3:.I11])"/>
          </tb:table-row>
        </tb:table-rows>
      </tb:table>
    </odf:spreadsheet>
  </odf:body>
</odf:document-content>
</file>

<file path=styles.xml><?xml version="1.0" encoding="utf-8"?>
<odf:document-styles xmlns:odf="urn:oasis:names:tc:opendocument:xmlns:office:1.0" xmlns:st="urn:oasis:names:tc:opendocument:xmlns:style:1.0" xmlns:tb="urn:oasis:names:tc:opendocument:xmlns:table:1.0" xmlns:fo="urn:oasis:names:tc:opendocument:xmlns:xsl-fo-compatible:1.0" odf:version="1.2">
  <odf:styles>
    <st:style st:name="table" st:family="table">
      <st:table-properties tb:display="true" st:writing-mode="lr-tb"/>
    </st:style>
    <st:style st:name="label-column" st:family="table-column">
      <st:table-column-properties fo:break-before="auto" st:column-width="3.5cm"/>
    </st:style>
    <st:style st:name="value-column" st:family="table-column">
      <st:table-column-properties fo:break-before="auto" st:column-width="3.2cm"/>
    </st:style>
    <st:style st:name="row" st:family="table-row">
      <st:table-row-properties fo:break-before="auto" st:row-height="0.2in" st:use-optimal-row-height="true"/>
    </st:style>
    <st:style st:name="common-cell" st:family="table-cell">
      <st:table-cell-properties st:vertical-align="middle"/>
      <st:text-properties st:font-name="Arial" fo:font-size="10pt"/>
    </st:style>
    <st:style st:name="label-cell" st:family="table-cell" st:parent-style-name="common-cell">
      <st:text-properties fo:font-weight="bold"/>
    </st:style>
    <st:style st:name="value-cell" st:family="table-cell" st:parent-style-name="common-cell">
      <st:text-properties fo:font-weight="normal"/>
    </st:style>
  </odf:styles>
</odf:document-styles>
</file>

<file path=meta.xml><?xml version="1.0" encoding="utf-8"?>
<odf:document-meta xmlns:odf="urn:oasis:names:tc:opendocument:xmlns:office:1.0" xmlns:mt="urn:oasis:names:tc:opendocument:xmlns:meta:1.0" xmlns:dc="http://purl.org/dc/elements/1.1/" odf:version="1.2">
  <odf:meta>
    <mt:generator>webpagetest-mapper/0.0.1</mt:generator>
    <dc:title>WebPageTest results, Wednesday, January 07, 2015</dc:title>
  </odf:meta>
</odf:document-meta>
</file>